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b0d" officeooo:paragraph-rsid="00149b0d"/>
    </style:style>
    <style:style style:name="P2" style:family="paragraph" style:parent-style-name="Standard">
      <style:text-properties officeooo:rsid="00168cc2" officeooo:paragraph-rsid="00168cc2"/>
    </style:style>
    <style:style style:name="P3" style:family="paragraph" style:parent-style-name="Standard">
      <style:text-properties officeooo:rsid="00168cc2" officeooo:paragraph-rsid="00168cc2" fo:background-color="#bf0041"/>
    </style:style>
    <style:style style:name="P4" style:family="paragraph" style:parent-style-name="Standard">
      <style:text-properties officeooo:rsid="00188984" officeooo:paragraph-rsid="00188984" fo:background-color="#bf0041"/>
    </style:style>
    <style:style style:name="P5" style:family="paragraph" style:parent-style-name="Standard">
      <style:text-properties fo:font-weight="bold" officeooo:rsid="00149b0d" officeooo:paragraph-rsid="00149b0d" style:font-weight-asian="bold" style:font-weight-complex="bold"/>
    </style:style>
    <style:style style:name="P6" style:family="paragraph" style:parent-style-name="Standard">
      <style:text-properties officeooo:rsid="00149b0d" officeooo:paragraph-rsid="00149b0d" fo:background-color="#00a933"/>
    </style:style>
    <style:style style:name="P7" style:family="paragraph" style:parent-style-name="Standard">
      <style:text-properties officeooo:rsid="00168cc2" officeooo:paragraph-rsid="00168cc2" fo:background-color="#00a933"/>
    </style:style>
    <style:style style:name="P8" style:family="paragraph" style:parent-style-name="Standard">
      <style:text-properties fo:color="#000000" officeooo:rsid="00149b0d" officeooo:paragraph-rsid="00149b0d" fo:background-color="#00a933"/>
    </style:style>
    <style:style style:name="P9" style:family="paragraph" style:parent-style-name="Standard">
      <style:text-properties officeooo:rsid="00188984" officeooo:paragraph-rsid="00188984" fo:background-color="#00a933"/>
    </style:style>
    <style:style style:name="P10" style:family="paragraph" style:parent-style-name="Standard">
      <style:text-properties officeooo:rsid="00149b0d" officeooo:paragraph-rsid="00149b0d" fo:background-color="#00a933"/>
    </style:style>
    <style:style style:name="P11" style:family="paragraph" style:parent-style-name="Standard">
      <style:text-properties officeooo:rsid="00168cc2" officeooo:paragraph-rsid="00168cc2" fo:background-color="#00a933"/>
    </style:style>
    <style:style style:name="T1" style:family="text">
      <style:text-properties officeooo:rsid="001bf096"/>
    </style:style>
    <style:style style:name="T2" style:family="text">
      <style:text-properties fo:background-color="#00a933" loext:char-shading-value="0"/>
    </style:style>
    <style:style style:name="T3" style:family="text">
      <style:text-properties fo:background-color="#00a933" loext:char-shading-value="0"/>
    </style:style>
    <style:style style:name="T4" style:family="text">
      <style:text-properties fo:background-color="#ffffff"/>
    </style:style>
    <style:style style:name="T5" style:family="text">
      <style:text-properties officeooo:rsid="00210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liederung:</text:p>
      <text:p text:style-name="P1"/>
      <text:p text:style-name="P10">-1. Deckblatt</text:p>
      <text:p text:style-name="P10">0. Einleitung</text:p>
      <text:p text:style-name="P10">0.1 Begründung / Motivation</text:p>
      <text:p text:style-name="P10">0.2 Warum beschäftigen wir uns mit dem Thema?</text:p>
      <text:p text:style-name="P10">0.3 Zielsetzung</text:p>
      <text:p text:style-name="P1"/>
      <text:p text:style-name="P8">Inhaltsverzeichnis</text:p>
      <text:p text:style-name="P1"/>
      <text:p text:style-name="P6">1. Planungsphase</text:p>
      <text:p text:style-name="P6">1.1 Dokumentation der Planungsphase</text:p>
      <text:p text:style-name="P6">1.2 Was habt ihr euch überlegt, wie man die Zielsetzung erreichen kann / die Probleme lösen kann?</text:p>
      <text:p text:style-name="P7">1.3 Welche Materialien / Bauteile oder auch softwareseitige Funktionen werden benötigt? Warum gerade diese?</text:p>
      <text:p text:style-name="P7">1.4 Wie / wo habt ihr Euch das besorgt?</text:p>
      <text:p text:style-name="P2"/>
      <text:p text:style-name="P3">2. Durchführungsphase</text:p>
      <text:p text:style-name="P11">2.1 Beschreibung der Durchführungsphase</text:p>
      <text:p text:style-name="P11">2.2 Was habt ihr wie umgesetzt?</text:p>
      <text:p text:style-name="P3">2.3 Bilder ???</text:p>
      <text:p text:style-name="P7">2.4 PROBLEME UND IHRE LÖSUNGEN</text:p>
      <text:p text:style-name="P7">2.5 Evtl. Änderungen der Planungen??</text:p>
      <text:p text:style-name="P2"/>
      <text:p text:style-name="P4">3. Ergebnis</text:p>
      <text:p text:style-name="P4">3.1 Dokumentation / Vorstellung der Ergebnisse</text:p>
      <text:p text:style-name="P4">3.2 Bilder vom Exponat</text:p>
      <text:p text:style-name="P4">3.3 Was geht / Was geht nicht? <text:span text:style-name="T5">(RFID DO THE NO WORKING AND TIME NO <text:s/>THERE)</text:span></text:p>
      <text:p text:style-name="P4">3.4 Warum geht was nicht? → Analyse</text:p>
      <text:p text:style-name="P4">3.5 Verbesserungsideen?</text:p>
      <text:p text:style-name="P4"/>
      <text:p text:style-name="P9">4. Fazit / Schluss</text:p>
      <text:p text:style-name="P9">4.1 Abschließende Gedanken</text:p>
      <text:p text:style-name="P9">4.2 Was hat geklappt / was nicht?</text:p>
      <text:p text:style-name="P9">4.3 Was gelernt / was fehlt?</text:p>
      <text:p text:style-name="P9">4.4 Verbesserungen / Erweiterungen</text:p>
      <text:p text:style-name="P9">4.5 Spassfaktor?</text:p>
      <text:p text:style-name="P9">4.6 Wichtig → Ein Bezug zur Einleitung macht die Sache rund ;-)</text:p>
      <text:p text:style-name="P4"/>
      <text:p text:style-name="P4">5. Quellen</text:p>
      <text:p text:style-name="P4">5.1 Literaturverzeichnis</text:p>
      <text:p text:style-name="P4">5.2 Abbildungsverzeichnis</text:p>
      <text:p text:style-name="P4">5.3 Anh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08:49:56.922000000</meta:creation-date>
    <dc:date>2021-03-16T20:37:36.103000000</dc:date>
    <meta:editing-duration>PT8H4M2S</meta:editing-duration>
    <meta:editing-cycles>5</meta:editing-cycles>
    <meta:generator>LibreOffice/6.1.2.1$Windows_x86 LibreOffice_project/65905a128db06ba48db947242809d14d3f9a93fe</meta:generator>
    <meta:document-statistic meta:table-count="0" meta:image-count="0" meta:object-count="0" meta:page-count="1" meta:paragraph-count="35" meta:word-count="174" meta:character-count="1105" meta:non-whitespace-character-count="965"/>
  </office:meta>
</office:document-meta>
</file>